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03fd3" style:font-size-asian="12pt" style:font-style-asian="normal" style:font-size-complex="12pt" style:font-style-complex="normal"/>
    </style:style>
    <style:style style:name="T1" style:family="text">
      <style:text-properties style:font-name="Source Sans Pro" officeooo:rsid="0043549f"/>
    </style:style>
    <style:style style:name="T2" style:family="text">
      <style:text-properties style:font-name="Source Sans Pro" officeooo:rsid="00603fd3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<text:line-break/>Dear Hiring Team,<text:line-break/><text:line-break/>With over 15 years of experience in AI, data architecture, and </text:span><text:span text:style-name="T2">data</text:span><text:span text:style-name="T1">infrastructure, combined with a PhD in Data Architecture, I have successfully designed and implemented scalable, innovative data platforms while leading cross-functional teams to drive data-driven transformation. I am excited about the opportunity to bring my expertise to Zühlke, shaping cutting-edge data and AI solutions that bridge strategy, architecture, and implementation. <text:s/><text:line-break/><text:line-break/>In my current role as Lead Solution Architect at PUMA, I have: <text:s/></text:span></text:p>
      <text:p text:style-name="P1"><text:span text:style-name="T1">- Led and scaled two engineering teams, improving system performance by 20%.</text:span></text:p>
      <text:p text:style-name="P1"><text:span text:style-name="T1">- Founded an internal technical strategy initiative, ensuring company-wide alignment in engineering and architecture. <text:s/><text:line-break/><text:line-break/>Additionally, my doctoral research in data interoperability led to the invention of The Basin Network, a next-generation data mesh-inspired framework that enhances enterprise AI/ML scalability and governance. This aligns with Zühlke’s mission to build sustainable, high-impact data architectures in complex environments. <text:s/><text:line-break/><text:line-break/>I am eager to apply my technical leadership, strategic thinking, and hands-on expertise to designing resilient data ecosystems, guiding AI solutions from prototype to production, and mentoring teams in best practices. I look forward to discussing how I can contribute to Zühlke’s vision. <text:s/><text:line-break/><text:line-break/>Best regards, <text:s/><text:line-break/>Nasr Kasrin, PhD <text:s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17:17:39.971000000</dc:date>
    <meta:editing-duration>PT2H32M57S</meta:editing-duration>
    <meta:editing-cycles>71</meta:editing-cycles>
    <meta:generator>LibreOffice/24.8.5.2$Windows_X86_64 LibreOffice_project/fddf2685c70b461e7832239a0162a77216259f22</meta:generator>
    <meta:print-date>2024-02-22T11:27:36.560000000</meta:print-date>
    <meta:printed-by>PDF files</meta:printed-by>
    <meta:document-statistic meta:table-count="1" meta:image-count="0" meta:object-count="0" meta:page-count="1" meta:paragraph-count="7" meta:word-count="201" meta:character-count="1455" meta:non-whitespace-character-count="1238"/>
  </office:meta>
</office:document-meta>
</file>